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3.183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" fo:font-size="10pt" style:font-name-asian="SimSun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style:font-name="SimSun"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SimSun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SimSun" fo:font-size="10pt" style:font-size-asian="10pt" style:font-size-complex="10pt"/>
    </style:style>
    <style:style style:name="T1" style:family="text">
      <style:text-properties style:font-name="SimSun" fo:font-size="10pt" style:font-name-asian="SimSun" style:font-size-asian="10pt" style:font-size-complex="10pt"/>
    </style:style>
    <style:style style:name="T2" style:family="text">
      <style:text-properties style:font-name="SimSu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762cm" svg:x="2.397cm" svg:y="2.27cm">
          <text:p text:style-name="P1"><text:span text:style-name="T1">设备驱动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762cm" svg:x="2.397cm" svg:y="4.175cm">
          <text:p text:style-name="P1"><text:span text:style-name="T1">Input</text:span><text:span text:style-name="T1">核心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0.762cm" svg:x="1.762cm" svg:y="6.461cm">
          <text:p text:style-name="P1"><text:span text:style-name="T1">Input</text:span><text:span text:style-name="T1">事件层</text:span><text:span text:style-name="T1">(Buffer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667cm" svg:y1="3.032cm" svg:x2="3.667cm" svg:y2="4.175cm">
          <text:p/>
        </draw:line>
        <draw:frame draw:style-name="gr4" draw:text-style-name="P4" draw:layer="layout" svg:width="3.429cm" svg:height="0.603cm" svg:x="1.889cm" svg:y="3.286cm">
          <draw:text-box>
            <text:p><text:span text:style-name="T2">input_report_*()</text:span></text:p>
          </draw:text-box>
        </draw:frame>
        <draw:line draw:style-name="gr3" draw:text-style-name="P3" draw:layer="layout" svg:x1="3.667cm" svg:y1="4.937cm" svg:x2="3.667cm" svg:y2="6.461cm">
          <text:p/>
        </draw:line>
        <draw:frame draw:style-name="gr4" draw:text-style-name="P6" draw:layer="layout" svg:width="3.048cm" svg:height="0.603cm" svg:x="2.143cm" svg:y="5.064cm">
          <draw:text-box>
            <text:p text:style-name="P5"><text:span text:style-name="T2">Handler-&gt;event</text:span></text:p>
          </draw:text-box>
        </draw:frame>
        <draw:frame draw:style-name="gr4" draw:text-style-name="P6" draw:layer="layout" svg:width="3.048cm" svg:height="0.603cm" svg:x="2.143cm" svg:y="5.731cm">
          <draw:text-box>
            <text:p text:style-name="P5"><text:span text:style-name="T2">evdev_event()</text:span></text:p>
          </draw:text-box>
        </draw:frame>
        <draw:custom-shape draw:style-name="gr2" draw:text-style-name="P2" draw:layer="layout" svg:width="3.683cm" svg:height="0.762cm" svg:x="1.762cm" svg:y="7.858cm">
          <text:p text:style-name="P1"><text:span text:style-name="T1">用户层应用程序</text:span></text:p>
          <text:p text:style-name="P1"><text:span text:style-name="T1">从</text:span><text:span text:style-name="T1">buffer</text:span><text:span text:style-name="T1">中取数据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667cm" svg:y1="7.223cm" svg:x2="3.667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23:13:14.863808564</meta:creation-date>
    <dc:date>2020-05-06T23:24:14.099993719</dc:date>
    <meta:editing-duration>PT19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